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ac9db"/>
    </style:style>
    <style:style style:name="T1" style:family="text">
      <style:text-properties officeooo:rsid="000ac9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tección de Datos de Carácter Personal</text:p>
      <text:p text:style-name="P1"/>
      <text:p text:style-name="P1">El tratamiento de los datos de carácter personal recogidos en el presente formulario se realizará siguiendo las Recomendaciones e Instrucciones emitidas por la Agencia Española de Protección de Datos (A.E.P.D.), de la Ley Orgánica 3/2018, de 5 de diciembre, de Protección de Datos Personales y garantía de los derechos digitales y de acuerdo al Reglamento (UE) 2016/679 del Parlamento Europeo y del Consejo Europeo, de 27 de abril de 2016, relativo a la protección de las personas físicas en lo que respecta al tratamiento de datos personales y a la libre circulación de estos datos. Todos los datos recogidos cuentan con el compromiso de confidencialidad, con las medidas de seguridad establecidas legalmente, y bajo ningún concepto son cedidos o tratados por terceras personas, físicas o jurídicas, sin el previo consentimiento del usuario/a. La identidad del responsable de tratar los datos que nos ha facilitado es el <text:span text:style-name="T1">AYUNTAMIENTO DE NIGÜELAS</text:span> y dirección en Calle Angustias, Nº 6- Nigüelas – Granada - España. Teléfono: 958.<text:span text:style-name="T1">777.636</text:span>. Correo electrónico: <text:span text:style-name="T1">ayuntamiento</text:span>@niguelas.org. DATOS DE NUESTRO DELEGADO DE PROTECCIÓN DE DATOS Le informamos que puede contactar con nuestro Delegado de Protección de Datos en la siguiente dirección: <text:span text:style-name="T1">ayuntamiento</text:span>@niguelas.org. FINALIDAD CON LA QUE TRATAMOS LOS DATOS QUE NOS HA FACILITADO Le informamos de que los datos de carácter personal solicitados en el presente formulario son necesarios para poder gestionar su pre-inscripción en la actividad indicada. TIEMPO QUE ALMACENAMOS SU INFORMACIÓN Los datos se conservarán hasta la finalización de la actividad. LEGITIMACIÓN DEL TRATAMIENTO Al rellenar este formulario, está autorizando la recogida de sus datos personales para gestionar su inscripción en la actividad deportiva indicada, siendo el/la único/a responsable de la veracidad y corrección de los mismos, garantizando y respondiendo, en cualquier caso, de su exactitud, vigencia y autenticidad, comprometiéndose a mantenerlos debidamente.</text:p>
      <text:p text:style-name="Standard"/>
      <text:p text:style-name="Standard">A QUIÉN LE COMUNICAMOS SUS DATOS De acuerdo con las condiciones del servicio, sus datos serán comunicados al <text:span text:style-name="T1">AYUNTAMIENTO DE NIGÜELAS</text:span>. La entidad se compromete a no publicar ningún dato de los cumplimentados en el formulario ni hacer un uso de los mismos distintos a la finalidad para la que se han recogido. DERECHOS DE LOS INTERESADOS La persona interesada tiene derecho a conocer si en el <text:span text:style-name="T1">AYUNTAMIENTO DE NIGÜELAS</text:span> estamos tratando sus datos personales y por tanto tienen el derecho a acceder a los mismos, rectificar los datos inexactos o solicitar su supresión cuando los datos ya no sean necesarios. Asimismo, pueden solicitar, en el caso que procedan, los derechos de oposición, limitación al tratamiento y portabilidad de sus datos, así como a no ser objeto de decisiones basadas únicamente en el tratamiento automatizado de sus datos. Para ejercer sus derechos de protección de datos, los interesados deberán dirigirse al <text:span text:style-name="T1">AYUNTAMIENTO DE NIGÜELAS</text:span> mediante correo a la dirección <text:span text:style-name="T1">ayuntamiento</text:span>@niguelas.org, o en su defecto mediante correo postal a la dirección del <text:span text:style-name="T1">AYUNTAMIENTO DE NIGÜELAS</text:span>, en cualquier caso, deberán adjuntar documento acreditativo de su identidad, como fotocopia del D.N.I/N.I.E. o equivalente, indicando claramente el derecho que pretende ejercer y una breve explicación del mismo. Asimismo, le informamos que tiene el derecho a presentar una reclamación ante la Agencia Española de Protección de Datos (www.aepd.es) y, de forma previa, ante el <text:span text:style-name="T1">AYUNTAMIENTO DE NIGÜELAS</text:span> mediante correo a la dirección <text:span text:style-name="T1">ayuntamiento</text:span>@niguelas.or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9:23:24.442824566</meta:creation-date>
    <dc:date>2024-11-15T19:27:10.018512583</dc:date>
    <meta:editing-duration>PT3M45S</meta:editing-duration>
    <meta:editing-cycles>1</meta:editing-cycles>
    <meta:document-statistic meta:table-count="0" meta:image-count="0" meta:object-count="0" meta:page-count="1" meta:paragraph-count="3" meta:word-count="537" meta:character-count="3580" meta:non-whitespace-character-count="3045"/>
    <meta:generator>LibreOffice/7.4.7.2$Linux_X86_64 LibreOffice_project/40$Build-2</meta:generator>
  </office:meta>
</office:document-meta>
</file>